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321cm" fo:margin-left="-0.161cm" table:align="left" style:writing-mode="lr-tb"/>
    </style:style>
    <style:style style:name="Tabla1.A" style:family="table-column">
      <style:table-column-properties style:column-width="15.32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321cm" fo:margin-left="-0.161cm" table:align="left" style:writing-mode="lr-tb"/>
    </style:style>
    <style:style style:name="Tabla2.A" style:family="table-column">
      <style:table-column-properties style:column-width="15.32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321cm" fo:margin-left="-0.161cm" table:align="left" style:writing-mode="lr-tb"/>
    </style:style>
    <style:style style:name="Tabla3.A" style:family="table-column">
      <style:table-column-properties style:column-width="15.32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321cm" fo:margin-left="-0.161cm" table:align="left" style:writing-mode="lr-tb"/>
    </style:style>
    <style:style style:name="Tabla4.A" style:family="table-column">
      <style:table-column-properties style:column-width="15.32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321cm" fo:margin-left="-0.161cm" table:align="left" style:writing-mode="lr-tb"/>
    </style:style>
    <style:style style:name="Tabla5.A" style:family="table-column">
      <style:table-column-properties style:column-width="15.32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321cm" fo:margin-left="-0.161cm" table:align="left" style:writing-mode="lr-tb"/>
    </style:style>
    <style:style style:name="Tabla6.A" style:family="table-column">
      <style:table-column-properties style:column-width="15.32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321cm" fo:margin-left="-0.161cm" table:align="left" style:writing-mode="lr-tb"/>
    </style:style>
    <style:style style:name="Tabla7.A" style:family="table-column">
      <style:table-column-properties style:column-width="15.321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8" style:family="table">
      <style:table-properties style:width="15.321cm" fo:margin-left="-0.161cm" table:align="left" style:writing-mode="lr-tb"/>
    </style:style>
    <style:style style:name="Tabla8.A" style:family="table-column">
      <style:table-column-properties style:column-width="15.32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321cm" fo:margin-left="-0.161cm" table:align="left" style:writing-mode="lr-tb"/>
    </style:style>
    <style:style style:name="Tabla9.A" style:family="table-column">
      <style:table-column-properties style:column-width="15.321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321cm" fo:margin-left="-0.161cm" table:align="left" style:writing-mode="lr-tb"/>
    </style:style>
    <style:style style:name="Tabla10.A" style:family="table-column">
      <style:table-column-properties style:column-width="15.321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321cm" fo:margin-left="-0.161cm" table:align="left" style:writing-mode="lr-tb"/>
    </style:style>
    <style:style style:name="Tabla11.A" style:family="table-column">
      <style:table-column-properties style:column-width="15.321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321cm" fo:margin-left="-0.161cm" table:align="left" style:writing-mode="lr-tb"/>
    </style:style>
    <style:style style:name="Tabla12.A" style:family="table-column">
      <style:table-column-properties style:column-width="15.32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321cm" fo:margin-left="-0.161cm" table:align="left" style:writing-mode="lr-tb"/>
    </style:style>
    <style:style style:name="Tabla13.A" style:family="table-column">
      <style:table-column-properties style:column-width="15.321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321cm" fo:margin-left="-0.161cm" table:align="left" style:writing-mode="lr-tb"/>
    </style:style>
    <style:style style:name="Tabla14.A" style:family="table-column">
      <style:table-column-properties style:column-width="15.321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321cm" fo:margin-left="-0.161cm" table:align="left" style:writing-mode="lr-tb"/>
    </style:style>
    <style:style style:name="Tabla15.A" style:family="table-column">
      <style:table-column-properties style:column-width="15.321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size="14pt" fo:language="ca" fo:country="ES" fo:font-weight="bold" style:font-size-asian="14pt" style:font-weight-asian="bold"/>
    </style:style>
    <style:style style:name="P5" style:family="paragraph" style:parent-style-name="Standard">
      <style:paragraph-properties style:line-height-at-least="0.423cm" fo:text-align="justify" style:justify-single-word="false"/>
    </style:style>
    <style:style style:name="P6" style:family="paragraph" style:parent-style-name="Standard">
      <style:paragraph-properties style:line-height-at-least="0.423cm" fo:text-align="justify" style:justify-single-word="false"/>
      <style:text-properties fo:language="fr" fo:country="FR"/>
    </style:style>
    <style:style style:name="P7" style:family="paragraph" style:parent-style-name="Standard">
      <style:paragraph-properties fo:margin-left="0cm" fo:margin-right="0cm" style:line-height-at-least="0.423cm" fo:text-align="justify" style:justify-single-word="false" fo:text-indent="1.251cm" style:auto-text-indent="false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fo:language="ca" fo:country="ES"/>
    </style:style>
    <style:style style:name="P9" style:family="paragraph" style:parent-style-name="Standard" style:list-style-name="WW8Num2">
      <style:paragraph-properties style:snap-to-layout-grid="false">
        <style:tab-stops>
          <style:tab-stop style:position="0.635cm"/>
        </style:tab-stops>
      </style:paragraph-properties>
    </style:style>
    <style:style style:name="P10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</style:style>
    <style:style style:name="P11" style:family="paragraph" style:parent-style-name="Standard" style:list-style-name="WW8Num4">
      <style:paragraph-properties style:snap-to-layout-grid="false">
        <style:tab-stops>
          <style:tab-stop style:position="0.635cm"/>
        </style:tab-stops>
      </style:paragraph-properties>
      <style:text-properties fo:language="ca" fo:country="ES"/>
    </style:style>
    <style:style style:name="P12" style:family="paragraph" style:parent-style-name="Normal_20__28_Web_29_" style:list-style-name="WW8Num3">
      <style:paragraph-properties>
        <style:tab-stops>
          <style:tab-stop style:position="0.635cm"/>
        </style:tab-stops>
      </style:paragraph-properties>
    </style:style>
    <style:style style:name="P13" style:family="paragraph" style:parent-style-name="Normal_20__28_Web_29_" style:list-style-name="WW8Num3">
      <style:paragraph-properties style:snap-to-layout-grid="false">
        <style:tab-stops>
          <style:tab-stop style:position="0.635cm"/>
        </style:tab-stops>
      </style:paragraph-properties>
    </style:style>
    <style:style style:name="P14" style:family="paragraph" style:parent-style-name="Heading_20_1">
      <style:paragraph-properties>
        <style:tab-stops>
          <style:tab-stop style:position="0cm"/>
        </style:tab-stops>
      </style:paragraph-properties>
      <style:text-properties fo:language="ca" fo:country="ES"/>
    </style:style>
    <style:style style:name="P15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fo:language="ca" fo:country="ES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fr" fo:country="FR"/>
    </style:style>
    <style:style style:name="T6" style:family="text">
      <style:text-properties style:font-name="Times" fo:language="en" fo:country="GB"/>
    </style:style>
    <style:style style:name="T7" style:family="text">
      <style:text-properties style:font-name="Times" fo:language="en" fo:country="GB"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Y ACADÈMIC 2011-2012</text:p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2490 PROBABILITAT I PROCESSOS ALEATORIS (3T + 1,5P)</text:p>
          </table:table-cell>
        </table:table-row>
        <table:table-row table:style-name="Tabla1.1">
          <table:table-cell table:style-name="Tabla1.A2" office:value-type="string">
            <text:p text:style-name="P2">2on curs Enginyeria Tècnica en Telecomunicacions esp. Telemàtica</text:p>
            <text:p text:style-name="P2">1er quadrimestre</text:p>
            <text:p text:style-name="P2">Obligatòria</text:p>
          </table:table-cell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15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2">José Luis Lisani</text:p>
            <text:p text:style-name="P1">Telf. 971 172990</text:p>
            <text:p text:style-name="Standard"><text:span text:style-name="T1">Email: </text:span><text:a xlink:type="simple" xlink:href="mailto:joseluis.lisani@uib.es"><text:span text:style-name="Internet_20_link"><text:span text:style-name="T4">joseluis.lisani@uib.es</text:span></text:span></text:a></text:p>
            <text:p text:style-name="P2">Despatx 239, Anselm Turmeda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5" text:outline-level="1">TUTORIES</text:h>
          </table:table-cell>
        </table:table-row>
        <table:table-row table:style-name="Tabla3.1">
          <table:table-cell table:style-name="Tabla3.A2" office:value-type="string">
            <text:p text:style-name="P3"><text:span text:style-name="T1">HORARI: consultau tutories per correu electrònic</text:span></text:p>
            <text:p text:style-name="P1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3">Probabilitat i variables aleatòries multidimensionals. Processos aleatoris.</text:p>
          </table:table-cell>
        </table:table-row>
      </table:table>
      <text:p text:style-name="Standard"/>
      <text:h text:style-name="P14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OBJECTIUS</text:p>
          </table:table-cell>
        </table:table-row>
        <table:table-row table:style-name="Tabla5.1">
          <table:table-cell table:style-name="Tabla5.A2" office:value-type="string">
            <text:p text:style-name="P2">Aprofundir en els conceptes de probabilitat estudiats a Fonaments Matemàtics II.</text:p>
            <text:p text:style-name="P2">Estudi dels processos estocàstics i de la seva relació amb la transmissió de dades.</text:p>
          </table:table-cell>
        </table:table-row>
      </table:table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METODOLOGIA</text:p>
          </table:table-cell>
        </table:table-row>
        <table:table-row table:style-name="Tabla6.1">
          <table:table-cell table:style-name="Tabla6.A2" office:value-type="string">
            <text:p text:style-name="P2">Sense docència</text:p>
          </table:table-cell>
        </table:table-row>
      </table:table>
      <text:p text:style-name="Standard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DESCRIPCIÓ DELS CONTINGUTS</text:p>
          </table:table-cell>
        </table:table-row>
        <table:table-row table:style-name="Tabla7.1">
          <table:table-cell table:style-name="Tabla7.A2" office:value-type="string">
            <text:p text:style-name="P2"><text:s/>Part I : Variables aleatòries vectorials</text:p>
            <text:p text:style-name="P5"/>
            <text:p text:style-name="P5">Tema 1.- Variables aleatòries vectorials</text:p>
            <text:p text:style-name="P5"><text:tab/>1.1.- Variables aleatòries bidimensionals</text:p>
            <text:p text:style-name="P5"><text:tab/>1.2.- Independència de dues variables aleatòries</text:p>
            <text:p text:style-name="P5"><text:tab/>1.3.- Probabilitat condicionada i esperança condicional</text:p>
            <text:p text:style-name="P5"><text:tab/>1.4.- Vectors aleatoris multidimensionals</text:p>
            <text:p text:style-name="P5"><text:tab/>1.5.- Funcions de variables aleatòries vectorials</text:p>
            <text:p text:style-name="P5"><text:tab/>1.6.- Moments de funcions de variables aleatòries vectorials</text:p>
            <text:p text:style-name="P5"><text:tab/>1.7.- Estimació en mitjana quadràtica</text:p>
            <text:p text:style-name="P5"/>
            <text:p text:style-name="P5">Tema 2.- Successions de variables aleatòries</text:p>
            <text:p text:style-name="P5"><text:tab/>2.1.- Sumes de variables aleatòries</text:p>
            <text:p text:style-name="P5"><text:tab/>2.2.- Lleis dels grans nombres</text:p>
            <text:p text:style-name="P5"><text:tab/>2.3.- Teorema del Límit Central</text:p>
            <text:p text:style-name="P5"/>
            <text:p text:style-name="P5">Part II: Processos estocàstics</text:p>
            <text:p text:style-name="P5"/>
            <text:p text:style-name="P5"><text:soft-page-break/>Tema 3.- Processos estocàstics</text:p>
            <text:p text:style-name="P5"><text:tab/>3.1.- Definició de procés estocàstic</text:p>
            <text:p text:style-name="P5"><text:tab/>3.2.- Especificació d’un procés estocàstic</text:p>
            <text:p text:style-name="P5"><text:tab/>3.3.- Processos estocàstics estacionaris</text:p>
            <text:p text:style-name="P5"><text:tab/><text:span text:style-name="T5">3.4.- Exemples de processos estocàstics a temps discret</text:span></text:p>
            <text:p text:style-name="P6"><text:tab/>3.5.- Exemples de processos estocàstics a temps continu</text:p>
            <text:p text:style-name="P6"><text:tab/>3.6.- Processos estocàstics múltiples</text:p>
            <text:p text:style-name="P6"><text:tab/>3.7.- Processos gaussians</text:p>
            <text:p text:style-name="P6"><text:tab/>3.8.- Ergodicitat</text:p>
            <text:p text:style-name="P6"/>
            <text:p text:style-name="P6">Tema 4.- Anàlisi i processament de senyals aleatoris</text:p>
            <text:p text:style-name="P6"><text:tab/>4.1.- Densitat espectral de potència</text:p>
            <text:p text:style-name="P6"><text:tab/>4.2.- Transmissió d’un procés estocàstic a través d’un sistema lineal en el </text:p>
            <text:p text:style-name="P7">domini del temps </text:p>
            <text:p text:style-name="P7">4.3.- Aplicacions</text:p>
            <text:p text:style-name="P7"/>
            <text:p text:style-name="P5">Tema 5.- <text:span text:style-name="T5">Processos de Markov</text:span></text:p>
            <text:p text:style-name="P6"><text:tab/>5.1.- Definicions</text:p>
            <text:p text:style-name="P6"><text:tab/>5.2.- Exemples de processos de Markov</text:p>
            <text:p text:style-name="P6"><text:tab/>5.3.- Cadenes de Markov amb estats finits</text:p>
            <text:p text:style-name="P6"><text:tab/>5.4.- Cadenes homogènies </text:p>
            <text:p text:style-name="P5"><text:span text:style-name="T5"><text:tab/></text:span>5.5.- Distribucions estacionàries</text:p>
            <text:p text:style-name="P2"/>
          </table:table-cell>
        </table:table-row>
      </table:table>
      <text:p text:style-name="Standard"/>
      <text:p text:style-name="P1"/>
      <text:h text:style-name="P14" text:outline-level="1">CRÈDITS PRÀCTICS (1,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OBJECTIUS</text:p>
          </table:table-cell>
        </table:table-row>
        <table:table-row table:style-name="Tabla8.1">
          <table:table-cell table:style-name="Tabla8.A2" office:value-type="string">
            <text:p text:style-name="P2"><text:s/>Completar i consolidar els coneixements teòrics </text:p>
          </table:table-cell>
        </table:table-row>
      </table:table>
      <text:p text:style-name="Standard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METODOLOGIA</text:p>
          </table:table-cell>
        </table:table-row>
        <table:table-row table:style-name="Tabla9.1">
          <table:table-cell table:style-name="Tabla9.A2" office:value-type="string">
            <text:p text:style-name="P2"><text:s/>Sense docència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DESCRIPCIÓ DELS CONTINGUTS</text:p>
          </table:table-cell>
        </table:table-row>
        <table:table-row table:style-name="Tabla10.1">
          <table:table-cell table:style-name="Tabla10.A2" office:value-type="string">
            <text:p text:style-name="P2">Col.lecció de problemes relacionats amb el contingut teòric</text:p>
          </table:table-cell>
        </table:table-row>
      </table:table>
      <text:p text:style-name="Standard"/>
      <text:p text:style-name="P1"/>
      <text:p text:style-name="P1"/>
      <text:p text:style-name="P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15" text:outline-level="1">BIBLIOGRAFIA BÀSICA</text:h>
          </table:table-cell>
        </table:table-row>
        <table:table-row table:style-name="Tabla11.1">
          <table:table-cell table:style-name="Tabla11.A2" office:value-type="string">
            <text:list xml:id="list32280620" text:style-name="WW8Num2">
              <text:list-item>
                <text:p text:style-name="P9"><text:span text:style-name="T1">Material de l'assignatura disponible a la web del professor i a </text:span><text:span text:style-name="T3">Campus Extens</text:span></text:p>
              </text:list-item>
              <text:list-item>
                <text:p text:style-name="P9"><text:span text:style-name="T6">A. Leon-Garcia. </text:span><text:span text:style-name="T7">Probability and Random Processes for Electrical</text:span><text:span text:style-name="T6">. Engineering. Addison-Wesley, 1989</text:span></text:p>
              </text:list-item>
            </text:list>
          </table:table-cell>
        </table:table-row>
      </table:table>
      <text:p text:style-name="Standard"/>
      <text:p text:style-name="Standard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BIBLIOGRAFIA COMPLEMENTÀRIA (opcional)</text:p>
          </table:table-cell>
        </table:table-row>
        <table:table-row table:style-name="Tabla12.1">
          <table:table-cell table:style-name="Tabla12.A2" office:value-type="string">
            <text:list xml:id="list32296072" text:style-name="WW8Num3">
              <text:list-item>
                <text:p text:style-name="P13"><text:span text:style-name="T6">A. Papoulis. </text:span><text:span text:style-name="T7">Probability, Random Variables, and Stochastic Processes</text:span><text:span text:style-name="T6">. McGraw-Hill International Editions, 1991</text:span></text:p>
              </text:list-item>
              <text:list-item>
                <text:p text:style-name="P12"><text:soft-page-break/><text:span text:style-name="T6">S. Haykin. </text:span><text:span text:style-name="T7">Communication Systems</text:span><text:span text:style-name="T6"> (tema 4). John Wiley &amp; Sons, 1994</text:span></text:p>
              </text:list-item>
              <text:list-item>
                <text:p text:style-name="P12"><text:span text:style-name="T6">B. Carlson. </text:span><text:span text:style-name="T7">Communication Systems</text:span><text:span text:style-name="T6"> (tema 4). 3a edició, McGraw-Hill, 1986</text:span></text:p>
              </text:list-item>
            </text:list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2"><text:s/>Examen final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"><text:span text:style-name="T2">RECOMANACIONS</text:span><text:span text:style-name="T1">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2">Fonaments Matemàtics I i II</text:p>
          </table:table-cell>
        </table:table-row>
      </table:table>
      <text:p text:style-name="Standard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>ALTRA INFORMACIÓ</text:p>
          </table:table-cell>
        </table:table-row>
        <table:table-row table:style-name="Tabla15.1">
          <table:table-cell table:style-name="Tabla15.A2" office:value-type="string">
            <text:list xml:id="list32286791" text:style-name="WW8Num4">
              <text:list-item>
                <text:p text:style-name="P10"><text:span text:style-name="T1">pàgina web del professor: </text:span><text:a xlink:type="simple" xlink:href="http://dmi.uib.es/~lisani"><text:span text:style-name="Internet_20_link"><text:span text:style-name="T1">http://dmi.uib.es/~lisani</text:span></text:span></text:a></text:p>
              </text:list-item>
              <text:list-item>
                <text:p text:style-name="P10"><text:span text:style-name="T1">assignatura disponible a </text:span><text:span text:style-name="T3">Campus Extens</text:span></text:p>
              </text:list-item>
              <text:list-item>
                <text:p text:style-name="P11">idioma: català</text:p>
              </text:list-item>
              <text:list-item>
                <text:p text:style-name="P10"><text:span text:style-name="T1">es pot autoritzar la convocatòria anticipada d’aquesta assignatura d’acord amb les disposicions de l’article 33 del Reglament acadèmic? <text:s/></text:span><text:span text:style-name="T3">Sí</text:span></text:p>
              </text:list-item>
              <text:list-item>
                <text:p text:style-name="P10"><text:span text:style-name="T1">es pot autoritzar la realització de l’examen d’aquesta assignatura a les seus d’Eivissa i Menorca? <text:s/></text:span><text:span text:style-name="T3">Sí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DejaVu Sans" svg:font-family="'DejaVu San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fr" fo:country="FR" style:font-name-complex="Times New Roman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Absatz-Standardschriftart" style:family="text"/>
    <style:style style:name="Fuente_20_de_20_párrafo_20_predeter." style:display-name="Fuente de párrafo predeter.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2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2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2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2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2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2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2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2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3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3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3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3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3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3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3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3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">
        <style:list-level-properties text:min-label-width="0.635cm"/>
        <style:text-properties style:font-name="Symbol"/>
      </text:list-level-style-bullet>
      <text:list-level-style-bullet text:level="2" text:style-name="WW8Num4z0" style:num-suffix=".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4z0" style:num-suffix=".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4z0" style:num-suffix=".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4z0" style:num-suffix=".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4z0" style:num-suffix=".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4z0" style:num-suffix=".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4z0" style:num-suffix=".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4z0" style:num-suffix=".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2310  Estructura de macromolècules (6 crèdits)</dc:title>
    <meta:initial-creator>Xesca</meta:initial-creator>
    <meta:creation-date>2007-06-23T10:19:00</meta:creation-date>
    <dc:date>2011-06-21T12:17:43.42</dc:date>
    <meta:print-date>2003-09-26T19:50:00</meta:print-date>
    <dc:language>es-ES</dc:language>
    <meta:editing-cycles>7</meta:editing-cycles>
    <meta:editing-duration>PT00H08M05S</meta:editing-duration>
    <meta:document-statistic meta:table-count="15" meta:image-count="0" meta:object-count="0" meta:page-count="3" meta:paragraph-count="80" meta:word-count="438" meta:character-count="3240"/>
    <meta:user-defined meta:name="Info 1"/>
    <meta:user-defined meta:name="Info 2"/>
    <meta:user-defined meta:name="Info 3"/>
    <meta:user-defined meta:name="Info 4"/>
  </office:meta>
</office:document-meta>
</file>